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C0000008605C37A75.png"/>
  <manifest:file-entry manifest:media-type="image/png" manifest:full-path="Pictures/10000200000000660000011EA044A0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777cm" fo:min-width="6.136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style:writing-mode="lr-tb"/>
    </style:style>
    <style:style style:name="T1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frame draw:style-name="gr1" draw:text-style-name="P1" draw:layer="layout" svg:width="1.113cm" svg:height="1.623cm" svg:x="3.867cm" svg:y="5.041cm">
              <draw:image xlink:href="Pictures/100002000000005C0000008605C37A75.png" xlink:type="simple" xlink:show="embed" xlink:actuate="onLoad">
                <text:p/>
              </draw:image>
            </draw:frame>
            <draw:frame draw:style-name="gr1" draw:text-style-name="P1" draw:layer="layout" svg:width="1.235cm" svg:height="3.468cm" svg:x="3.793cm" svg:y="1.968cm">
              <draw:image xlink:href="Pictures/10000200000000660000011EA044A04C.png" xlink:type="simple" xlink:show="embed" xlink:actuate="onLoad">
                <text:p/>
              </draw:image>
            </draw:frame>
          </draw:g>
          <draw:custom-shape draw:style-name="gr2" draw:text-style-name="P3" draw:layer="layout" svg:width="6.636cm" svg:height="2.037cm" svg:x="1.243cm" svg:y="7.212cm">
            <text:p text:style-name="P2"><text:span text:style-name="T1">“</text:span><text:span text:style-name="T1">Coffee-cup calorimeter”</text:span></text:p>
            <text:p text:style-name="P2"><text:span text:style-name="T1">Thermal insulation provided</text:span></text:p>
            <text:p text:style-name="P2"><text:span text:style-name="T1">by a styrofoam cup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341cm" svg:height="7.986cm" svg:x="1.381cm" svg:y="1.56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2T08:07:15</meta:creation-date>
    <dc:creator>Jussi Eloranta</dc:creator>
    <dc:date>2008-05-02T08:09:24</dc:date>
    <meta:editing-cycles>1</meta:editing-cycles>
    <meta:editing-duration>PT2M1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